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TTT_20_Label_20_Text">
      <style:graphic-properties fo:min-height="1.274cm"/>
    </style:style>
    <style:style style:name="gr2" style:family="graphic" style:parent-style-name="standard">
      <style:graphic-properties svg:stroke-width="0.141cm" svg:stroke-color="#333333" draw:marker-start-width="0.411cm" draw:marker-end-width="0.411cm" draw:fill="none" draw:textarea-horizontal-align="justify" draw:textarea-vertical-align="middle" draw:auto-grow-height="false" fo:min-height="9.77cm" fo:min-width="12.06cm" fo:padding-top="0.195cm" fo:padding-bottom="0.195cm" fo:padding-left="0.32cm" fo:padding-right="0.32cm"/>
    </style:style>
    <style:style style:name="gr3" style:family="graphic" style:parent-style-name="TTT_20_Annotation">
      <style:graphic-properties style:protect="size"/>
    </style:style>
    <style:style style:name="gr4" style:family="graphic" style:parent-style-name="TTT_20_Title_20_Text">
      <style:graphic-properties fo:min-height="0.788cm"/>
    </style:style>
    <style:style style:name="gr5" style:family="graphic" style:parent-style-name="TTT_20_Annotation">
      <style:graphic-properties fo:min-height="0.262cm" fo:min-width="0.012cm" style:protect="size"/>
    </style:style>
    <style:style style:name="gr6" style:family="graphic" style:parent-style-name="TTT_20_Label_20_Text">
      <style:graphic-properties fo:min-height="3.763cm"/>
    </style:style>
    <style:style style:name="gr7" style:family="graphic" style:parent-style-name="TTT_20_Label_20_Text">
      <style:graphic-properties fo:min-height="1.8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text-underline-style="none"/>
    </style:style>
    <style:style style:name="P3" style:family="paragraph">
      <style:text-properties fo:color="#0054ad" style:text-underline-style="none"/>
    </style:style>
    <style:style style:name="T1" style:family="text">
      <style:text-properties fo:color="#0054a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.16cm" svg:height="1.524cm" svg:x="1.27cm" svg:y="1.524cm">
          <draw:text-box>
            <text:p>FoxXO created by James Richey</text:p>
          </draw:text-box>
        </draw:frame>
        <draw:custom-shape draw:style-name="gr2" draw:text-style-name="P1" draw:layer="layout" svg:width="12.7cm" svg:height="10.16cm" svg:x="0cm" svg:y="0cm">
          <text:p/>
          <draw:enhanced-geometry svg:viewBox="0 0 21600 21600" draw:type="rectangle" draw:enhanced-path="M 0 0 L 21600 0 21600 21600 0 21600 0 0 Z N"/>
        </draw:custom-shape>
        <draw:custom-shape draw:style-name="TTT_20_Button" draw:layer="layout" svg:width="5.08cm" svg:height="0.762cm" svg:x="3.81cm" svg:y="9.017cm">
          <text:p>B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layer="layout" svg:width="0.762cm" svg:height="0.762cm" svg:x="1.143cm" svg:y="1.651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5.715cm" svg:height="1.038cm" svg:x="3.493cm" svg:y="0.232cm">
          <draw:text-box>
            <text:p>Credits</text:p>
          </draw:text-box>
        </draw:frame>
        <draw:custom-shape draw:style-name="gr5" draw:layer="layout" svg:width="0.762cm" svg:height="0.762cm" svg:x="9.144cm" svg:y="8.509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10.16cm" svg:height="4.013cm" svg:x="1.27cm" svg:y="2.699cm">
          <draw:text-box>
            <text:p>This game would not be possible without the generosity of the open source community. Voluptatem temporibus ab dolorum vel neque ratione. </text:p>
            <text:p/>
          </draw:text-box>
        </draw:frame>
        <draw:frame draw:style-name="gr7" draw:text-style-name="P3" draw:layer="layout" svg:width="10.16cm" svg:height="2.132cm" svg:x="1.27cm" svg:y="6.177cm">
          <draw:text-box>
            <text:p text:style-name="P2"><text:span text:style-name="T1">Third Party Libraries</text:span></text:p>
            <text:p text:style-name="P2"><text:span text:style-name="T1">Third Party Assets</text:span></text:p>
            <text:p text:style-name="P2"><text:span text:style-name="T1"/></text:p>
          </draw:text-box>
        </draw:frame>
        <draw:custom-shape draw:style-name="gr5" draw:layer="layout" svg:width="0.762cm" svg:height="0.762cm" svg:x="2.794cm" svg:y="6.304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TT_20_Button" style:display-name="TTT Button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fill="solid" draw:fill-color="#333333" draw:fill-gradient-name="Gradient_20_1" draw:fill-hatch-name="Hatching_20_1" draw:fill-image-name="Bitmap_20_1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fo:text-align="center">
        <style:tab-stops/>
      </style:paragraph-properties>
      <style:text-properties fo:font-size="16pt"/>
    </style:style>
    <style:style style:name="TTT_20_Annotation" style:display-name="TTT Annotation" style:family="graphic" style:parent-style-name="standard">
      <style:graphic-properties draw:stroke="solid" draw:stroke-dash="Dashed_20__28_var_29__20_4" svg:stroke-width="0.028cm" svg:stroke-color="#000000" draw:marker-start-width="0.242cm" draw:marker-end-width="0.242cm" draw:fill="solid" draw:fill-color="#55308d" draw:fill-gradient-name="Gradient_20_1" draw:fill-hatch-name="Hatching_20_1" draw:fill-image-name="Bitmap_20_1" draw:textarea-horizontal-align="justify" draw:textarea-vertical-align="middle" draw:auto-grow-height="false" fo:min-height="0.262cm" fo:min-width="0.012cm" fo:padding-top="0.139cm" fo:padding-bottom="0.139cm" fo:padding-left="0.264cm" fo:padding-right="0.264cm"/>
      <style:paragraph-properties fo:text-align="center"/>
      <style:text-properties fo:color="#ffffff" fo:font-size="16pt"/>
    </style:style>
    <style:style style:name="TTT_20_Title_20_Text" style:display-name="TTT Title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20pt" style:font-size-asian="20pt" style:font-size-complex="20pt"/>
    </style:style>
    <style:style style:name="TTT_20_Label_20_Text" style:display-name="TTT Label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16pt" style:font-size-asian="16pt" style:font-size-complex="16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6:05:55.505605503</meta:creation-date>
    <meta:editing-duration>PT13M33S</meta:editing-duration>
    <meta:editing-cycles>8</meta:editing-cycles>
    <meta:generator>LibreOffice/6.1.5.2$Linux_X86_64 LibreOffice_project/10$Build-2</meta:generator>
    <dc:title>TTT Screen</dc:title>
    <dc:date>2020-07-31T11:09:03.129391874</dc:date>
    <meta:document-statistic meta:object-count="9"/>
    <meta:template xlink:type="simple" xlink:actuate="onRequest" xlink:title="TTT Screen" xlink:href="../../../../../../Templates/TTT%20Screen.otg" meta:date="2020-02-29T16:05:55.141189932"/>
  </office:meta>
</office:document-meta>
</file>